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1" style:family="text">
      <style:text-properties fo:font-weight="bold"/>
    </style:style>
    <style:style style:name="T2" style:family="text">
      <style:text-properties fo:font-style="italic"/>
    </style:style>
    <style:style style:name="T3"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 méfier des eaux qui dorment | création 2021 </text:h>
      <text:h text:style-name="Heading_20_3" text:outline-level="3"><draw:frame draw:style-name="fr1" draw:name="Image1" text:anchor-type="as-char" svg:width="1.997cm" svg:height="0.998cm" draw:z-index="0"><draw:image xlink:href="https://www.cieyvannalexandre.com/LE_LAC/galerie/Lac_coul_-_Presse_-_FC_Photography_droits_reserves--3.jpeg" xlink:type="simple" xlink:show="embed" xlink:actuate="onLoad" loext:mime-type=""/></draw:frame><draw:frame draw:style-name="fr1" draw:name="Image2" text:anchor-type="as-char" svg:width="1.997cm" svg:height="0.998cm" draw:z-index="1"><draw:image xlink:href="https://www.cieyvannalexandre.com/LE_LAC/galerie/Lac_coul_-_Presse_-_FC_Photography_droits_reserves--3.jpeg" xlink:type="simple" xlink:show="embed" xlink:actuate="onLoad" loext:mime-type=""/></draw:frame><text:span text:style-name="T1">Se méfier des eaux qui dorment<text:line-break/>Création 2021 au Théâtre de la Cité Internationale dans le cadre du Festival Faits d'Hiver</text:span></text:h>
      <text:p text:style-name="Text_20_body"><text:span text:style-name="Strong_20_Emphasis">Yvann Alexandre démarre un nouveau projet de création pour 2021 : Se méfier des eaux qui dorment, dont la première aura lieu en janvier 2021 dans le cadre du Festival Faits d’Hiver au Théâtre de la Cité Internationale à Paris.</text:span></text:p>
      <text:p text:style-name="Text_20_body">« Qui sommes-nous, empêchés dans un corps d’oiseau sans possibilité d’envol ? ». Avec cette nouvelle création, le chorégraphe Yvann Alexandre imagine un lointain Lac des « signes », une étendue close sur laquelle affleure une volonté de délivrance. Dans une atmosphère<text:bookmark text:name="m_6641885045668602379gmail-E-20"/> clair-obscur,<text:bookmark text:name="m_6641885045668602379gmail-E-21"/> peuplée de sons qui évoquent la vitalité d’une forêt à l’indiscipline toute amazone, les corps se laissent traverser d’états-fleuves. Emporté par un tourbillon d'ambiguïtés, chacun des interprètes vient ici défendre la vision d’une œuvre qui n’éclot qu’entre combat et résilience. C’est le désir de peau qui fait loi, qui transperce et sidère, comme un trait d’arbalète laissant l’écho d’un Lac dans la chair.  </text:p>
      <text:p text:style-name="Text_20_body"><text:a xlink:type="simple" xlink:href="https://vimeo.com/472963085" office:target-frame-name="_blank" xlink:show="new" text:style-name="Internet_20_link" text:visited-style-name="Visited_20_Internet_20_Link">Visionner le teaser</text:a></text:p>
      <text:p text:style-name="Text_20_body"><text:a xlink:type="simple" xlink:href="https://www.cieyvannalexandre.com/images/LE_LAC/REVUE_PRESSE-SE-MEFIER-DES-EAUX-QUI-DORMENT_compressed.pdf" text:style-name="Internet_20_link" text:visited-style-name="Visited_20_Internet_20_Link">Revue de presse</text:a></text:p>
      <text:p text:style-name="Text_20_body">Plongez dans ce film documentaire et découvrez les différentes étapes de travail de la création 2021 <text:span text:style-name="T2">Se méfier des eaux qui dorment</text:span>. Du studio à la scène, du travail du mouvement à la lumière en passant par la création sonore et les costumes, ce film offre au spectateur une incursion pleine et entière dans le processus de création du chorégraphe. A travers la parole d’Yvann Alexandre et de toute l’équipe, <text:span text:style-name="T2">Sous les flots </text:span>donne à voir le vécu et l’interprétation de chacun dans une aventure artistique inédite.</text:p>
      <text:p text:style-name="Text_20_body"><text:a xlink:type="simple" xlink:href="https://vimeo.com/497604719" text:style-name="Internet_20_link" text:visited-style-name="Visited_20_Internet_20_Link">Sous les flots - un film de Tom Toulemonde (full HD)</text:a> de la <text:a xlink:type="simple" xlink:href="https://vimeo.com/compagnieyvannalexandre" text:style-name="Internet_20_link" text:visited-style-name="Visited_20_Internet_20_Link">compagnie yvann alexandre</text:a> sur <text:a xlink:type="simple" xlink:href="https://vimeo.com/" text:style-name="Internet_20_link" text:visited-style-name="Visited_20_Internet_20_Link">Vimeo</text:a>.</text:p>
      <text:p text:style-name="Text_20_body"> </text:p>
      <text:p text:style-name="Text_20_body"> </text:p>
      <text:p text:style-name="Horizontal_20_Line"/>
      <text:p text:style-name="Text_20_body"><text:span text:style-name="Strong_20_Emphasis"><text:span text:style-name="T3">Notes d’intention<text:line-break/></text:span></text:span><text:line-break/>Qui sommes-nous empêchés dans un corps d’oiseau sans possibilité d’envol ?</text:p>
      <text:p text:style-name="Text_20_body">Qu’est-ce qui fait signes ?</text:p>
      <text:p text:style-name="Text_20_body">Peut-être est-ce le reflet qui nous incite à plonger ou au contraire à nous éloigner des rives. Ou encore nos luttes, celles pour sauvegarder nos territoires collectifs et nos espaces intimes. Même si dans les rêves, c’est l’amour qui fait loi.</text:p>
      <text:p text:style-name="Text_20_body">Qu’est-ce qui fait Cygnes ?</text:p>
      <text:p text:style-name="Text_20_body"><text:bookmark text:name="m_6641885045668602379gmail-E69"/><text:bookmark text:name="m_6641885045668602379gmail-E70"/><text:soft-page-break/>Ballet dépourvu de livret incontestable au sens d'incontesté,<text:bookmark text:name="m_6641885045668602379gmail-E71"/> <text:bookmark text:name="m_6641885045668602379gmail-E72"/>c’est l’essence du Lac des Cygnes et son territoire d’ambiguïtés qui sont ici convoqués. Un Lac qui s’affranchit en un fleuve, aux eaux noires et blanches qui ne se rencontrent pas. Qui se transforme en un corps Amazone, un lac aux bassins multiples, organique et aride à la fois où chaque interprète est signe. Plus que par l’air, les corps sont traversés d’états-fleuve qui les hissent à la crête des vagues puis les submergent en un battement d’aile. Ici, c’est le désir urgent de peau qui fait loi, l’arbalète qui traverse et sidère. Et l’écho d’un Lac dans la chair.</text:p>
      <text:p text:style-name="Text_20_body"><text:bookmark text:name="m_6641885045668602379gmail-E73"/><text:bookmark text:name="m_6641885045668602379gmail-E74"/>Puisque l’oeuvre symphonique puissante et mélodique de Tchaïkovski est une oeuvre à trou, aux partitions réajustées, complétées, inversées, l’aire de jeu est propice à inventer un dialogue entre la musique du Lac et la création du compositeur Jérémie Morizeau, <text:bookmark text:name="m_6641885045668602379gmail-E75"/>toutes deux<text:bookmark text:name="m_6641885045668602379gmail-E76"/> confrontées au matériau sonore brut des collections du MEG.</text:p>
      <text:p text:style-name="Text_20_body"><text:bookmark text:name="m_6641885045668602379gmail-E77"/><text:bookmark text:name="m_6641885045668602379gmail-E78"/>J’ai toujours considéré que c’est dans l’abstraction que se révèle<text:bookmark text:name="m_6641885045668602379gmail-E79"/>nt<text:bookmark text:name="m_6641885045668602379gmail-E80"/> les paradoxes de l’individu et c’est, là encore, la faille qui est convoquée. La distribution est un corps de la diversité de 8 interprètes femmes / hommes aux différences d’âges, de parcours, techniques, qui porte cette vision très personnelle du Lac. Chaque corps est signe, et plus que par l’air, il est traversé de ces états fleuve.</text:p>
      <text:p text:style-name="Text_20_body"><text:span text:style-name="Strong_20_Emphasis">Se méfier de l’eau qui dort, se méfier des signes.</text:span></text:p>
      <text:p text:style-name="Text_20_body">Yvann Alexandre</text:p>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2:52:24.056225694</meta:creation-date>
    <dc:date>2022-01-17T12:54:32.653529607</dc:date>
    <meta:editing-duration>PT2M9S</meta:editing-duration>
    <meta:editing-cycles>1</meta:editing-cycles>
    <meta:document-statistic meta:table-count="0" meta:image-count="2" meta:object-count="0" meta:page-count="2" meta:paragraph-count="19" meta:word-count="588" meta:character-count="3557" meta:non-whitespace-character-count="2980"/>
    <meta:generator>LibreOffice/6.0.7.3$Linux_X86_64 LibreOffice_project/00m0$Build-3</meta:generator>
  </office:meta>
</office:document-meta>
</file>